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Noto Serif" svg:font-family="'Noto Serif', serif"/>
    <style:font-face style:name="apple-system" svg:font-family="apple-system, BlinkMacSystemFont, 'Segoe UI', Roboto, Oxygen-Sans, Ubuntu, Cantarell, 'Helvetica Neue', sans-serif"/>
    <style:font-face style:name="arial" svg:font-family="arial, sans-serif"/>
    <style:font-face style:name="open sans" svg:font-family="'open sans', 'droid arabic kufi', Arial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2pt" style:font-size-asian="12pt" style:font-size-complex="12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Liberation Serif1" fo:font-size="12pt" style:font-size-asian="12pt" style:font-size-complex="12pt"/>
    </style:style>
    <style:style style:name="P4" style:family="paragraph" style:parent-style-name="Standard" style:list-style-name="L1">
      <style:text-properties style:font-name="Liberation Serif1" fo:font-size="12pt" officeooo:paragraph-rsid="001c5e0e" style:font-size-asian="12pt" style:font-size-complex="12pt"/>
    </style:style>
    <style:style style:name="P5" style:family="paragraph" style:parent-style-name="Standard" style:list-style-name="L1">
      <style:text-properties style:font-name="Liberation Serif1" fo:font-size="12pt" officeooo:paragraph-rsid="001fdbc6" style:font-size-asian="12pt" style:font-size-complex="12pt"/>
    </style:style>
    <style:style style:name="P6" style:family="paragraph" style:parent-style-name="Standard" style:list-style-name="L1">
      <style:text-properties style:font-name="Liberation Serif1" fo:font-size="12pt" officeooo:rsid="0015c533" officeooo:paragraph-rsid="0015c533" style:font-size-asian="12pt" style:font-size-complex="12pt"/>
    </style:style>
    <style:style style:name="P7" style:family="paragraph" style:parent-style-name="Standard" style:list-style-name="L1">
      <style:text-properties style:font-name="Liberation Serif1" fo:font-size="12pt" officeooo:rsid="001cd784" officeooo:paragraph-rsid="001cd784" style:font-size-asian="12pt" style:font-size-complex="12pt"/>
    </style:style>
    <style:style style:name="P8" style:family="paragraph" style:parent-style-name="Standard" style:list-style-name="L3">
      <style:text-properties style:font-name="Liberation Serif1" fo:font-size="12pt" officeooo:rsid="001dfabc" officeooo:paragraph-rsid="001dfabc" style:font-size-asian="12pt" style:font-size-complex="12pt"/>
    </style:style>
    <style:style style:name="P9" style:family="paragraph" style:parent-style-name="Standard" style:list-style-name="L3">
      <style:text-properties style:font-name="Liberation Serif1" fo:font-size="12pt" officeooo:rsid="001ecce3" officeooo:paragraph-rsid="001ecce3" style:font-size-asian="12pt" style:font-size-complex="12pt"/>
    </style:style>
    <style:style style:name="P10" style:family="paragraph" style:parent-style-name="Standard" style:list-style-name="L1">
      <style:text-properties style:font-name="Liberation Serif1" fo:font-size="12pt" officeooo:rsid="001f8035" officeooo:paragraph-rsid="001f8035" style:font-size-asian="12pt" style:font-size-complex="12pt"/>
    </style:style>
    <style:style style:name="P11" style:family="paragraph" style:parent-style-name="Standard" style:list-style-name="L1">
      <style:text-properties style:font-name="Liberation Serif1" fo:font-size="12pt" officeooo:rsid="001fdbc6" officeooo:paragraph-rsid="001fdbc6" style:font-size-asian="12pt" style:font-size-complex="12pt"/>
    </style:style>
    <style:style style:name="P12" style:family="paragraph" style:parent-style-name="Standard" style:list-style-name="L1">
      <style:text-properties style:font-name="Liberation Serif1" fo:font-size="12pt" officeooo:rsid="0022a878" officeooo:paragraph-rsid="0022a878" style:font-size-asian="12pt" style:font-size-complex="12pt"/>
    </style:style>
    <style:style style:name="P13" style:family="paragraph" style:parent-style-name="Standard" style:list-style-name="L1">
      <style:text-properties fo:font-variant="normal" fo:text-transform="none" fo:color="#222222" style:font-name="Liberation Serif1" fo:font-size="12pt" fo:letter-spacing="normal" fo:font-style="normal" fo:font-weight="normal" officeooo:rsid="0015c533" officeooo:paragraph-rsid="0015c533" style:font-size-asian="12pt" style:font-size-complex="12pt"/>
    </style:style>
    <style:style style:name="P14" style:family="paragraph" style:parent-style-name="Standard" style:list-style-name="L1">
      <style:text-properties fo:font-variant="normal" fo:text-transform="none" fo:color="#222222" style:font-name="Liberation Serif1" fo:font-size="12pt" fo:letter-spacing="normal" fo:font-style="normal" fo:font-weight="normal" officeooo:rsid="00183f01" officeooo:paragraph-rsid="0016bf88" style:font-size-asian="12pt" style:font-size-complex="12pt"/>
    </style:style>
    <style:style style:name="P15" style:family="paragraph" style:parent-style-name="Standard" style:list-style-name="L1">
      <style:text-properties fo:font-variant="normal" fo:text-transform="none" fo:color="#222222" style:font-name="Liberation Serif1" fo:font-size="12pt" fo:letter-spacing="normal" fo:font-style="normal" fo:font-weight="normal" officeooo:rsid="001a8d0b" officeooo:paragraph-rsid="001a8d0b" style:font-size-asian="12pt" style:font-size-complex="12pt"/>
    </style:style>
    <style:style style:name="P16" style:family="paragraph" style:parent-style-name="Standard" style:list-style-name="L1">
      <style:text-properties fo:font-variant="normal" fo:text-transform="none" fo:color="#3a3a3a" style:font-name="Liberation Serif1" fo:font-size="12pt" fo:letter-spacing="normal" officeooo:paragraph-rsid="001c5e0e" style:font-size-asian="12pt" style:font-size-complex="12pt"/>
    </style:style>
    <style:style style:name="P17" style:family="paragraph" style:parent-style-name="Standard" style:list-style-name="L1">
      <style:text-properties fo:font-variant="normal" fo:text-transform="none" fo:color="#3a3a3a" style:font-name="apple-system" fo:font-size="12pt" fo:letter-spacing="normal" fo:font-style="normal" fo:font-weight="normal" officeooo:paragraph-rsid="001c5e0e" style:font-size-asian="12pt" style:font-size-complex="12pt"/>
    </style:style>
    <style:style style:name="P18" style:family="paragraph" style:parent-style-name="Standard" style:list-style-name="L1">
      <style:text-properties fo:font-variant="normal" fo:text-transform="none" fo:color="#3a3a3a" style:font-name="apple-system" fo:font-size="12pt" fo:letter-spacing="normal" fo:font-style="normal" fo:font-weight="normal" officeooo:rsid="001cd784" officeooo:paragraph-rsid="001cd784" style:font-size-asian="12pt" style:font-size-complex="12pt"/>
    </style:style>
    <style:style style:name="P19" style:family="paragraph" style:parent-style-name="Standard" style:list-style-name="L1">
      <style:text-properties fo:font-variant="normal" fo:text-transform="none" fo:color="#555555" style:font-name="Liberation Serif1" fo:font-size="12pt" fo:letter-spacing="normal" fo:font-style="normal" fo:font-weight="normal" officeooo:paragraph-rsid="002636e9" style:font-size-asian="12pt" style:font-size-complex="12pt"/>
    </style:style>
    <style:style style:name="P20" style:family="paragraph" style:parent-style-name="Standard" style:list-style-name="L1">
      <style:text-properties fo:font-variant="normal" fo:text-transform="none" fo:color="#555555" style:font-name="Arial" fo:font-size="12pt" fo:letter-spacing="normal" fo:font-style="normal" fo:font-weight="normal" style:font-size-asian="12pt" style:font-size-complex="12pt"/>
    </style:style>
    <style:style style:name="P21" style:family="paragraph" style:parent-style-name="Standard" style:list-style-name="L1">
      <style:text-properties fo:font-variant="normal" fo:text-transform="none" fo:color="#555555" style:font-name="Arial" fo:font-size="12pt" fo:letter-spacing="normal" fo:font-style="normal" fo:font-weight="normal" officeooo:paragraph-rsid="0010ecd7" style:font-size-asian="12pt" style:font-size-complex="12pt"/>
    </style:style>
    <style:style style:name="P22" style:family="paragraph" style:parent-style-name="Standard" style:list-style-name="L1">
      <style:text-properties fo:font-variant="normal" fo:text-transform="none" fo:color="#555555" style:font-name="Arial" fo:font-size="12pt" fo:letter-spacing="normal" fo:font-style="normal" fo:font-weight="normal" officeooo:paragraph-rsid="000da2a6" style:font-size-asian="12pt" style:font-size-complex="12pt"/>
    </style:style>
    <style:style style:name="P23" style:family="paragraph" style:parent-style-name="Standard" style:list-style-name="L1">
      <style:text-properties fo:font-variant="normal" fo:text-transform="none" fo:color="#555555" style:font-name="Arial" fo:font-size="12pt" fo:letter-spacing="normal" fo:font-style="normal" fo:font-weight="normal" officeooo:paragraph-rsid="002956c0" style:font-size-asian="12pt" style:font-size-complex="12pt"/>
    </style:style>
    <style:style style:name="P24" style:family="paragraph" style:parent-style-name="Standard" style:list-style-name="L1">
      <style:text-properties fo:font-variant="normal" fo:text-transform="none" fo:color="#555555" style:font-name="Arial" fo:font-size="12pt" fo:letter-spacing="normal" fo:font-style="normal" fo:font-weight="normal" officeooo:rsid="0010ecd7" officeooo:paragraph-rsid="0010ecd7" style:font-size-asian="12pt" style:font-size-complex="12pt"/>
    </style:style>
    <style:style style:name="P25" style:family="paragraph" style:parent-style-name="Standard" style:list-style-name="L1">
      <style:text-properties fo:font-variant="normal" fo:text-transform="none" fo:color="#555555" style:font-name="Arial" fo:font-size="12pt" fo:letter-spacing="normal" fo:font-style="normal" fo:font-weight="normal" officeooo:rsid="0010ecd7" officeooo:paragraph-rsid="002e39c2" style:font-size-asian="12pt" style:font-size-complex="12pt"/>
    </style:style>
    <style:style style:name="P26" style:family="paragraph" style:parent-style-name="Standard" style:list-style-name="L1">
      <style:text-properties fo:font-variant="normal" fo:text-transform="none" fo:color="#555555" style:font-name="Arial" fo:font-size="12pt" fo:letter-spacing="normal" fo:font-style="normal" fo:font-weight="normal" officeooo:rsid="0010ecd7" officeooo:paragraph-rsid="002eb7f4" style:font-size-asian="12pt" style:font-size-complex="12pt"/>
    </style:style>
    <style:style style:name="P27" style:family="paragraph" style:parent-style-name="Standard" style:list-style-name="L1">
      <style:text-properties fo:font-variant="normal" fo:text-transform="none" fo:color="#555555" style:font-name="Arial" fo:font-size="10.5pt" fo:letter-spacing="normal" fo:font-style="normal" fo:font-weight="normal" officeooo:rsid="0010ecd7" officeooo:paragraph-rsid="0010ecd7" style:font-size-asian="12pt" style:font-size-complex="12pt"/>
    </style:style>
    <style:style style:name="P28" style:family="paragraph" style:parent-style-name="Standard" style:list-style-name="L1">
      <style:text-properties fo:font-variant="normal" fo:text-transform="none" fo:color="#555555" style:font-name="Arial" fo:font-size="10.5pt" fo:letter-spacing="normal" fo:font-style="normal" fo:font-weight="normal" officeooo:rsid="0010ecd7" officeooo:paragraph-rsid="00349628" style:font-size-asian="12pt" style:font-size-complex="12pt"/>
    </style:style>
    <style:style style:name="P29" style:family="paragraph" style:parent-style-name="Standard" style:list-style-name="L1">
      <style:text-properties fo:font-variant="normal" fo:text-transform="none" fo:color="#555555" style:font-name="Arial" fo:font-size="10.5pt" fo:letter-spacing="normal" fo:font-style="normal" fo:font-weight="normal" officeooo:rsid="0034ea08" officeooo:paragraph-rsid="0034ea08" style:font-size-asian="12pt" style:font-size-complex="12pt"/>
    </style:style>
    <style:style style:name="P30" style:family="paragraph" style:parent-style-name="Standard" style:list-style-name="L1">
      <style:text-properties officeooo:rsid="00256bbf" officeooo:paragraph-rsid="00256bbf"/>
    </style:style>
    <style:style style:name="P31" style:family="paragraph" style:parent-style-name="Text_20_body" style:list-style-name="L2">
      <style:text-properties fo:font-variant="normal" fo:text-transform="none" fo:color="#222222" style:font-name="Noto Serif" fo:font-size="12pt" fo:letter-spacing="normal" fo:font-style="normal" fo:font-weight="normal" officeooo:paragraph-rsid="0016bf88"/>
    </style:style>
    <style:style style:name="P32" style:family="paragraph" style:parent-style-name="Text_20_body" style:list-style-name="L4">
      <style:text-properties fo:font-variant="normal" fo:text-transform="none" fo:color="#222222" style:font-name="Noto Serif" fo:font-size="12pt" fo:letter-spacing="normal" fo:font-style="normal" fo:font-weight="normal" officeooo:paragraph-rsid="001f8035"/>
    </style:style>
    <style:style style:name="P33" style:family="paragraph" style:parent-style-name="Text_20_body" style:list-style-name="L2">
      <style:text-properties fo:font-variant="normal" fo:text-transform="none" fo:color="#222222" style:font-name="Liberation Serif1" fo:font-size="12pt" fo:letter-spacing="normal" fo:font-style="normal" fo:font-weight="normal" style:font-size-asian="12pt" style:font-size-complex="12pt"/>
    </style:style>
    <style:style style:name="P34" style:family="paragraph" style:parent-style-name="Text_20_body" style:list-style-name="L2">
      <style:text-properties fo:font-variant="normal" fo:text-transform="none" fo:color="#222222" style:font-name="Liberation Serif1" fo:font-size="12pt" fo:letter-spacing="normal" fo:font-style="normal" fo:font-weight="normal" officeooo:paragraph-rsid="0016bf88" style:font-size-asian="12pt" style:font-size-complex="12pt"/>
    </style:style>
    <style:style style:name="P35" style:family="paragraph" style:parent-style-name="Text_20_body" style:list-style-name="L4">
      <style:text-properties officeooo:paragraph-rsid="001f8035"/>
    </style:style>
    <style:style style:name="T1" style:family="text">
      <style:text-properties style:font-name="Liberation Serif1" fo:font-size="12pt" officeooo:rsid="001f8035" style:font-size-asian="12pt" style:font-size-complex="12pt"/>
    </style:style>
    <style:style style:name="T2" style:family="text">
      <style:text-properties style:font-name="Liberation Serif1" officeooo:rsid="001f8035" style:font-size-asian="12pt" style:font-size-complex="12pt"/>
    </style:style>
    <style:style style:name="T3" style:family="text">
      <style:text-properties officeooo:rsid="000da2a6"/>
    </style:style>
    <style:style style:name="T4" style:family="text">
      <style:text-properties fo:font-variant="normal" fo:text-transform="none" fo:color="#222222" style:font-name="Noto Serif" fo:font-size="12pt" fo:letter-spacing="normal" fo:font-style="normal" fo:font-weight="normal"/>
    </style:style>
    <style:style style:name="T5" style:family="text">
      <style:text-properties fo:font-variant="normal" fo:text-transform="none" fo:color="#222222" style:font-name="Noto Serif" fo:font-size="12pt" fo:letter-spacing="normal" fo:font-style="normal" fo:font-weight="normal" officeooo:rsid="001f8035" style:font-size-asian="12pt" style:font-size-complex="12pt"/>
    </style:style>
    <style:style style:name="T6" style:family="text">
      <style:text-properties fo:font-variant="normal" fo:text-transform="none" fo:color="#555555" style:font-name="Liberation Serif1" fo:font-size="12pt" fo:letter-spacing="normal" fo:font-style="normal" fo:font-weight="normal" style:font-size-asian="12pt" style:font-size-complex="12pt"/>
    </style:style>
    <style:style style:name="T7" style:family="text">
      <style:text-properties officeooo:rsid="0016bf88"/>
    </style:style>
    <style:style style:name="T8" style:family="text">
      <style:text-properties style:font-name="apple-system" fo:font-style="normal" fo:font-weight="normal"/>
    </style:style>
    <style:style style:name="T9" style:family="text">
      <style:text-properties style:font-name="apple-system" fo:font-style="normal" fo:font-weight="normal" officeooo:rsid="001c5e0e"/>
    </style:style>
    <style:style style:name="T10" style:family="text">
      <style:text-properties style:font-name="apple-system" fo:font-style="normal" fo:font-weight="normal" officeooo:rsid="001cd784"/>
    </style:style>
    <style:style style:name="T11" style:family="text">
      <style:text-properties officeooo:rsid="001dfabc"/>
    </style:style>
    <style:style style:name="T12" style:family="text">
      <style:text-properties officeooo:rsid="001fdbc6"/>
    </style:style>
    <style:style style:name="T13" style:family="text">
      <style:text-properties style:font-name="Arial" fo:font-size="10.5pt"/>
    </style:style>
    <style:style style:name="T14" style:family="text">
      <style:text-properties fo:font-size="10.5pt"/>
    </style:style>
    <style:style style:name="T15" style:family="text">
      <style:text-properties fo:font-size="10.5pt" officeooo:rsid="002e39c2"/>
    </style:style>
    <style:style style:name="T16" style:family="text">
      <style:text-properties fo:font-size="10.5pt" officeooo:rsid="002e875b"/>
    </style:style>
    <style:style style:name="T17" style:family="text">
      <style:text-properties fo:font-size="10.5pt" officeooo:rsid="002f0a85"/>
    </style:style>
    <style:style style:name="T18" style:family="text">
      <style:text-properties fo:font-size="10.5pt" officeooo:rsid="002fded7"/>
    </style:style>
    <style:style style:name="T19" style:family="text">
      <style:text-properties fo:font-size="10.5pt" officeooo:rsid="00309b19"/>
    </style:style>
    <style:style style:name="T20" style:family="text">
      <style:text-properties fo:font-size="7.5pt"/>
    </style:style>
    <style:style style:name="T21" style:family="text">
      <style:text-properties officeooo:rsid="00331184"/>
    </style:style>
    <style:style style:name="T22" style:family="text">
      <style:text-properties officeooo:rsid="0034962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555911340" text:style-name="L1">
        <text:list-item>
          <text:p text:style-name="P3">What is weir?</text:p>
          <text:list>
            <text:list-item>
              <text:p text:style-name="P6">Thin <text:s/>particle</text:p>
            </text:list-item>
            <text:list-item>
              <text:p text:style-name="P13">a low dam built across a river</text:p>
            </text:list-item>
            <text:list-item>
              <text:p text:style-name="P13">stream of water</text:p>
            </text:list-item>
            <text:list-item>
              <text:p text:style-name="P13">none of above</text:p>
            </text:list-item>
          </text:list>
        </text:list-item>
        <text:list-item>
          <text:p text:style-name="P3"><text:span text:style-name="T7">find the odd one</text:span>?</text:p>
        </text:list-item>
      </text:list>
      <text:list xml:id="list2080883950" text:style-name="L2">
        <text:list-item>
          <text:p text:style-name="P34">Rectangular weir</text:p>
        </text:list-item>
        <text:list-item>
          <text:p text:style-name="P31">Triangular weir</text:p>
        </text:list-item>
        <text:list-item>
          <text:p text:style-name="P31">Trapezoidal weir</text:p>
        </text:list-item>
        <text:list-item>
          <text:p text:style-name="P33">Narrow-crested weir</text:p>
        </text:list-item>
      </text:list>
      <text:list xml:id="list145339138276346" text:continue-list="list3555911340" text:style-name="L1">
        <text:list-item>
          <text:p text:style-name="P14">How are the weirs classified?</text:p>
          <text:list>
            <text:list-item>
              <text:p text:style-name="P15">Based on color</text:p>
            </text:list-item>
            <text:list-item>
              <text:p text:style-name="P15">based on water level</text:p>
            </text:list-item>
            <text:list-item>
              <text:p text:style-name="P15">based on shape</text:p>
            </text:list-item>
            <text:list-item>
              <text:p text:style-name="P15">based on height</text:p>
            </text:list-item>
          </text:list>
        </text:list-item>
        <text:list-item>
          <text:p text:style-name="P4">Where is broad crested weir is used?</text:p>
          <text:list>
            <text:list-item>
              <text:p text:style-name="P17">to measure open channel flow rate</text:p>
            </text:list-item>
            <text:list-item>
              <text:p text:style-name="P16"><text:span text:style-name="T8">to measure open channel </text:span><text:span text:style-name="T9">length</text:span></text:p>
            </text:list-item>
            <text:list-item>
              <text:p text:style-name="P16"><text:span text:style-name="T9"><text:s/></text:span><text:span text:style-name="T10">a and b</text:span></text:p>
            </text:list-item>
            <text:list-item>
              <text:p text:style-name="P18">none</text:p>
            </text:list-item>
          </text:list>
        </text:list-item>
        <text:list-item>
          <text:p text:style-name="P3">Does the magnitude of the flow rate affect the discharge coefficient Cod?</text:p>
          <text:list>
            <text:list-item>
              <text:p text:style-name="P7">True</text:p>
            </text:list-item>
            <text:list-item>
              <text:p text:style-name="P7">false</text:p>
            </text:list-item>
            <text:list-item>
              <text:p text:style-name="P7">cannot be determined</text:p>
            </text:list-item>
            <text:list-item>
              <text:p text:style-name="P7">based on other factord</text:p>
              <text:p text:style-name="P3"/>
            </text:list-item>
          </text:list>
        </text:list-item>
        <text:list-item>
          <text:p text:style-name="P3">Cod <text:span text:style-name="T11">will ________</text:span> with increasing flow rate</text:p>
        </text:list-item>
      </text:list>
      <text:list xml:id="list272560958" text:style-name="L3">
        <text:list-item>
          <text:p text:style-name="P8">increase</text:p>
        </text:list-item>
        <text:list-item>
          <text:p text:style-name="P8">decrease</text:p>
        </text:list-item>
        <text:list-item>
          <text:p text:style-name="P9">constant</text:p>
        </text:list-item>
        <text:list-item>
          <text:p text:style-name="P9">cannot be determined<text:tab/></text:p>
        </text:list-item>
      </text:list>
      <text:list xml:id="list145338378185405" text:continue-list="list145339138276346" text:style-name="L1">
        <text:list-item>
          <text:p text:style-name="P10">find the odd ?</text:p>
        </text:list-item>
      </text:list>
      <text:list xml:id="list1159430234" text:style-name="L4">
        <text:list-item>
          <text:p text:style-name="P32"><text:span text:style-name="T2">Broad- crested weir</text:span></text:p>
        </text:list-item>
        <text:list-item>
          <text:p text:style-name="P32">Narrow-crested weir</text:p>
        </text:list-item>
        <text:list-item>
          <text:p text:style-name="P35"><text:span text:style-name="T4">Ogee-shaped weir</text:span></text:p>
        </text:list-item>
        <text:list-item>
          <text:p text:style-name="P35"><text:span text:style-name="T5">Trapezoidal weir</text:span><text:span text:style-name="T1"><text:tab/><text:tab/></text:span></text:p>
        </text:list-item>
      </text:list>
      <text:list xml:id="list145339173932998" text:continue-list="list145338378185405" text:style-name="L1">
        <text:list-item>
          <text:p text:style-name="P3">Would you expect the length of the weir crest to affect the discharge coefficient Cod?</text:p>
          <text:list>
            <text:list-item>
              <text:p text:style-name="P11">True</text:p>
            </text:list-item>
            <text:list-item>
              <text:p text:style-name="P11">false</text:p>
            </text:list-item>
            <text:list-item>
              <text:p text:style-name="P11">insufficient data</text:p>
            </text:list-item>
            <text:list-item>
              <text:p text:style-name="P5"><text:span text:style-name="T12"><text:s/>depends on area</text:span></text:p>
            </text:list-item>
          </text:list>
        </text:list-item>
        <text:list-item>
          <text:p text:style-name="P11">Not <text:s/>a advantage of using weirs</text:p>
          <text:list>
            <text:list-item>
              <text:p text:style-name="P11">easy to verify</text:p>
            </text:list-item>
            <text:list-item>
              <text:p text:style-name="P12">accutate for low volumes</text:p>
            </text:list-item>
            <text:list-item>
              <text:p text:style-name="P12">not possible to measure high volumes</text:p>
            </text:list-item>
            <text:list-item>
              <text:p text:style-name="P12">low cost mesurement technique</text:p>
            </text:list-item>
          </text:list>
        </text:list-item>
        <text:list-item>
          <text:p text:style-name="P2"><text:soft-page-break/><text:span text:style-name="T6">How many types of weirs are there based on the shape of the crest?</text:span></text:p>
          <text:list>
            <text:list-item>
              <text:p text:style-name="P30"><text:span text:style-name="T6">2</text:span></text:p>
            </text:list-item>
            <text:list-item>
              <text:p text:style-name="P30"><text:span text:style-name="T6">3</text:span></text:p>
            </text:list-item>
            <text:list-item>
              <text:p text:style-name="P30"><text:span text:style-name="T6">4</text:span></text:p>
            </text:list-item>
            <text:list-item>
              <text:p text:style-name="P30"><text:span text:style-name="T6">numerous</text:span></text:p>
            </text:list-item>
          </text:list>
        </text:list-item>
        <text:list-item>
          <text:p text:style-name="P19">_________ weir comprises several designs into one structure.</text:p>
          <text:p text:style-name="P19"><text:span text:style-name="T13">a) All-in-one</text:span><text:line-break/><text:span text:style-name="T13">b) Open</text:span><text:line-break/><text:span text:style-name="T13">c) Mixed</text:span><text:line-break/><text:span text:style-name="T13">d) Compound</text:span></text:p>
        </text:list-item>
        <text:list-item>
          <text:p text:style-name="P21">Triangular weir is also called?</text:p>
          <text:p text:style-name="P21"><text:span text:style-name="T14">a) Trigonometric</text:span><text:line-break/><text:span text:style-name="T14">b) Ogee</text:span><text:line-break/><text:span text:style-name="T14">c) V-notch</text:span><text:line-break/><text:span text:style-name="T14">d) Isolated</text:span></text:p>
        </text:list-item>
        <text:list-item>
          <text:p text:style-name="P20">Head loss will be small in case of:</text:p>
          <text:p text:style-name="P20"><text:span text:style-name="T14">a) Ogee shaped</text:span><text:line-break/><text:span text:style-name="T14">b) Broad crested</text:span><text:line-break/><text:span text:style-name="T14">c) Sharp crested</text:span><text:line-break/><text:span text:style-name="T14">d) Narrow crested</text:span></text:p>
        </text:list-item>
        <text:list-item>
          <text:p text:style-name="P23"><text:span text:style-name="T3">i</text:span>n trapezoidal weir, sides are inclined outward with a slope of:</text:p>
          <text:p text:style-name="P23"><text:span text:style-name="T14">a) 1:4</text:span><text:line-break/><text:span text:style-name="T14">b) 1:5</text:span><text:line-break/><text:span text:style-name="T14">c) 1:6</text:span><text:line-break/><text:span text:style-name="T14">d) 1:3</text:span></text:p>
        </text:list-item>
        <text:list-item>
          <text:p text:style-name="P22">Weirs are normally used to calculate:</text:p>
          <text:p text:style-name="P22"><text:span text:style-name="T14">a) Volume</text:span><text:line-break/><text:span text:style-name="T14">b) Head loss</text:span><text:line-break/><text:span text:style-name="T14">c) Discharge</text:span><text:line-break/><text:span text:style-name="T14">d) Velocity</text:span></text:p>
        </text:list-item>
        <text:list-item>
          <text:p text:style-name="P20">________ is the standard shape of a weir.</text:p>
          <text:p text:style-name="P20"><text:span text:style-name="T14">a) Rectangular</text:span><text:line-break/><text:span text:style-name="T14">b) Triangular</text:span><text:line-break/><text:span text:style-name="T14">c) Square</text:span><text:line-break/><text:span text:style-name="T14">d) Trapezoidal</text:span></text:p>
        </text:list-item>
        <text:list-item>
          <text:p text:style-name="P20">Cippoletti weir has ___________ slope:</text:p>
          <text:p text:style-name="P20"><text:span text:style-name="T14">a) Different</text:span><text:line-break/><text:span text:style-name="T14">b) Proportionate</text:span><text:line-break/><text:span text:style-name="T14">c) Disproportionate</text:span><text:line-break/><text:span text:style-name="T14">d) Equal</text:span></text:p>
        </text:list-item>
        <text:list-item>
          <text:p text:style-name="P21">The overflowing sheet of water is called:</text:p>
          <text:p text:style-name="P21"><text:span text:style-name="T14">a) Head</text:span><text:line-break/><text:span text:style-name="T14">b) Nappe</text:span><text:line-break/><text:span text:style-name="T14">c) Upstream</text:span><text:line-break/><text:span text:style-name="T14">d) Crest</text:span></text:p>
        </text:list-item>
        <text:list-item>
          <text:p text:style-name="P21">For a discharge of triangular weirs with notch angle __________ the formula is 0.685 h2.45</text:p>
          <text:p text:style-name="P21"><text:span text:style-name="T14">a) 90</text:span><text:span text:style-name="T20">o</text:span><text:line-break/><text:span text:style-name="T14">b) 60</text:span><text:span text:style-name="T20">o</text:span><text:line-break/><text:span text:style-name="T14">c) 30</text:span><text:span text:style-name="T20">o</text:span><text:line-break/><text:span text:style-name="T14">d) 45</text:span><text:span text:style-name="T20">o</text:span></text:p>
        </text:list-item>
        <text:list-item>
          <text:p text:style-name="P25">baffel used for <text:span text:style-name="T15">to allow <text:s/>__________ flow of water</text:span></text:p>
          <text:p text:style-name="P24"><text:span text:style-name="T14">a) </text:span><text:span text:style-name="T15">laminar</text:span><text:line-break/><text:span text:style-name="T14">b) </text:span><text:span text:style-name="T16">paralle</text:span><text:line-break/><text:span text:style-name="T14">c) </text:span><text:span text:style-name="T16">tangential</text:span><text:line-break/><text:span text:style-name="T14">d) </text:span><text:span text:style-name="T16">curved</text:span></text:p>
          <text:p text:style-name="P24"><text:span text:style-name="T16"/></text:p>
        </text:list-item>
        <text:list-item>
          <text:p text:style-name="P27"><text:soft-page-break/>The weir is an attachable structure made up of thermoplastic.</text:p>
          <text:p text:style-name="P26"><text:span text:style-name="T14">a) </text:span><text:span text:style-name="T17">true</text:span><text:line-break/><text:span text:style-name="T14">b) </text:span><text:span text:style-name="T17">false</text:span><text:line-break/><text:span text:style-name="T14">c) </text:span><text:span text:style-name="T17">depends on requirement</text:span><text:line-break/><text:span text:style-name="T14">d) </text:span><text:span text:style-name="T18">insufficient </text:span><text:span text:style-name="T19">data</text:span><text:span text:style-name="T18"> </text:span></text:p>
        </text:list-item>
        <text:list-item>
          <text:p text:style-name="P27">The notch is bigger in size than wier</text:p>
          <text:p text:style-name="P27">a) True<text:line-break/>b) False</text:p>
        </text:list-item>
        <text:list-item>
          <text:p text:style-name="P28">The Material of Manufacture of <text:span text:style-name="T21">weirs</text:span> is</text:p>
          <text:p text:style-name="P28">a) <text:span text:style-name="T22">plastic</text:span><text:line-break/>b) <text:span text:style-name="T22">concrete</text:span></text:p>
          <text:p text:style-name="P29">c) fibre</text:p>
          <text:p text:style-name="P29">d) wood</text:p>
        </text:list-item>
        <text:list-item>
          <text:p text:style-name="P27">Which of the following is not a way of classifying notches or weirs?</text:p>
          <text:p text:style-name="P27">a) Based on the shape of opening<text:line-break/>b) Based on the effect of the sides on the nappe<text:line-break/>c) Based on the shape of the crest<text:line-break/>d) Based on the effect of the sides on the crest</text:p>
        </text:list-item>
        <text:list-item>
          <text:p text:style-name="P27">Trapezoidal weir has another popular name. What is it?</text:p>
          <text:p text:style-name="P27">a) Cipolletti weir<text:line-break/>b) Hagen Poiseuille’s weir<text:line-break/>c) Reynold’s weir<text:line-break/>d) Euler’s weir</text:p>
        </text:list-item>
        <text:list-item>
          <text:p text:style-name="P27">Weirs can be used to power water wheels and power sawmills.<text:line-break/>a) True<text:line-break/>b) Fal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Noto Serif" svg:font-family="'Noto Serif', serif"/>
    <style:font-face style:name="apple-system" svg:font-family="apple-system, BlinkMacSystemFont, 'Segoe UI', Roboto, Oxygen-Sans, Ubuntu, Cantarell, 'Helvetica Neue', sans-serif"/>
    <style:font-face style:name="arial" svg:font-family="arial, sans-serif"/>
    <style:font-face style:name="open sans" svg:font-family="'open sans', 'droid arabic kufi', Arial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3:10:25.046021595</meta:creation-date>
    <dc:date>2019-07-16T14:53:37.539631386</dc:date>
    <meta:editing-duration>PT1H19M54S</meta:editing-duration>
    <meta:editing-cycles>47</meta:editing-cycles>
    <meta:generator>LibreOffice/6.0.7.3$Linux_X86_64 LibreOffice_project/00m0$Build-3</meta:generator>
    <meta:document-statistic meta:table-count="0" meta:image-count="0" meta:object-count="0" meta:page-count="3" meta:paragraph-count="83" meta:word-count="548" meta:character-count="2829" meta:non-whitespace-character-count="2421"/>
  </office:meta>
</office:document-meta>
</file>